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erif" fo:font-size="14pt" officeooo:rsid="00086cbd" officeooo:paragraph-rsid="00086cbd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6pt" fo:font-weight="bold" officeooo:rsid="0168ed34" officeooo:paragraph-rsid="0168ed34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color="#bf0041" loext:opacity="100%" style:font-name="Liberation Serif" fo:font-size="24pt" officeooo:rsid="00086cbd" officeooo:paragraph-rsid="00086cbd" style:font-size-asian="24pt" style:font-size-complex="2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rsid="00086cbd" officeooo:paragraph-rsid="00086cbd" style:font-size-asian="14pt" style:font-size-complex="14pt"/>
    </style:style>
    <style:style style:name="P5" style:family="paragraph" style:parent-style-name="Text_20_body">
      <style:paragraph-properties fo:line-height="115%"/>
      <style:text-properties style:font-name="Liberation Serif" officeooo:rsid="001737cf" officeooo:paragraph-rsid="001737cf"/>
    </style:style>
    <style:style style:name="P6" style:family="paragraph" style:parent-style-name="Text_20_body">
      <style:paragraph-properties fo:line-height="115%"/>
      <style:text-properties style:font-name="Liberation Serif" officeooo:rsid="001737cf" officeooo:paragraph-rsid="013f1538"/>
    </style:style>
    <style:style style:name="P7" style:family="paragraph" style:parent-style-name="Text_20_body">
      <style:paragraph-properties fo:line-height="115%"/>
      <style:text-properties style:font-name="Liberation Serif" officeooo:rsid="001737cf" officeooo:paragraph-rsid="01d91071"/>
    </style:style>
    <style:style style:name="P8" style:family="paragraph" style:parent-style-name="Text_20_body">
      <style:paragraph-properties fo:line-height="115%"/>
      <style:text-properties style:font-name="Liberation Serif" officeooo:rsid="001737cf" officeooo:paragraph-rsid="01f86b8b"/>
    </style:style>
    <style:style style:name="P9" style:family="paragraph" style:parent-style-name="Text_20_body">
      <style:paragraph-properties fo:line-height="115%"/>
      <style:text-properties style:font-name="Liberation Serif" officeooo:rsid="0094c07a" officeooo:paragraph-rsid="0094c07a"/>
    </style:style>
    <style:style style:name="P10" style:family="paragraph" style:parent-style-name="Text_20_body">
      <style:paragraph-properties fo:line-height="115%"/>
      <style:text-properties style:font-name="Liberation Serif" officeooo:rsid="00e87c09" officeooo:paragraph-rsid="00e87c09"/>
    </style:style>
    <style:style style:name="P11" style:family="paragraph" style:parent-style-name="Text_20_body">
      <style:paragraph-properties fo:line-height="115%"/>
      <style:text-properties officeooo:paragraph-rsid="0115c1f9"/>
    </style:style>
    <style:style style:name="P12" style:family="paragraph" style:parent-style-name="Text_20_body">
      <style:paragraph-properties fo:line-height="115%"/>
      <style:text-properties officeooo:paragraph-rsid="01f86b8b"/>
    </style:style>
    <style:style style:name="P13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style:font-name="Liberation Serif" fo:font-size="12pt" fo:font-weight="normal" officeooo:rsid="00992cea" officeooo:paragraph-rsid="00992cea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fo:font-variant="normal" fo:text-transform="none" style:font-name="Liberation Serif" fo:font-size="16pt" fo:letter-spacing="normal" fo:font-style="normal" fo:font-weight="bold" officeooo:rsid="001737cf" officeooo:paragraph-rsid="001737cf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15%" fo:text-align="justify" style:justify-single-word="false"/>
      <style:text-properties officeooo:paragraph-rsid="012f4292"/>
    </style:style>
    <style:style style:name="P16" style:family="paragraph" style:parent-style-name="Text_20_body">
      <style:paragraph-properties fo:margin-top="0.0398in" fo:margin-bottom="0.0398in" style:contextual-spacing="false" fo:line-height="115%" fo:text-align="start" style:justify-single-word="false" fo:orphans="2" fo:widows="2"/>
      <style:text-properties style:font-name="Liberation Serif" fo:font-size="16pt" fo:font-weight="bold" officeooo:rsid="0094c07a" officeooo:paragraph-rsid="0094c07a" style:font-size-asian="16pt" style:font-weight-asian="bold" style:font-size-complex="16pt" style:font-weight-complex="bold"/>
    </style:style>
    <style:style style:name="P17" style:family="paragraph" style:parent-style-name="Horizontal_20_Line">
      <style:paragraph-properties fo:line-height="115%"/>
      <style:text-properties fo:color="#bf0041" loext:opacity="100%" style:font-name="Liberation Serif"/>
    </style:style>
    <style:style style:name="P18" style:family="paragraph" style:parent-style-name="Horizontal_20_Line">
      <style:paragraph-properties fo:line-height="115%"/>
      <style:text-properties style:font-name="Liberation Serif"/>
    </style:style>
    <style:style style:name="P19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15c1f9"/>
    </style:style>
    <style:style style:name="P20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3f1538"/>
    </style:style>
    <style:style style:name="P21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01737cf"/>
    </style:style>
    <style:style style:name="P22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d91071"/>
    </style:style>
    <style:style style:name="P23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f86b8b"/>
    </style:style>
    <style:style style:name="P24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7c4f32" officeooo:paragraph-rsid="017c4575" style:font-style-asian="normal" style:font-style-complex="normal"/>
    </style:style>
    <style:style style:name="P25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d91071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f86b8b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7c4f32" officeooo:paragraph-rsid="017c4f32"/>
    </style:style>
    <style:style style:name="P28" style:family="paragraph" style:parent-style-name="Horizontal_20_Line">
      <style:paragraph-properties fo:margin-top="0.0791in" fo:margin-bottom="0.0791in" style:contextual-spacing="false" fo:line-height="115%"/>
      <style:text-properties style:font-name="Liberation Serif" fo:font-style="normal" fo:font-weight="normal" officeooo:rsid="0198dc0e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aedb4" officeooo:paragraph-rsid="012aedb4" style:font-size-asian="12pt" style:font-size-complex="12pt"/>
    </style:style>
    <style:style style:name="P30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2ce252" style:font-size-asian="12pt" style:font-size-complex="12pt"/>
    </style:style>
    <style:style style:name="P31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3f1538" style:font-size-asian="12pt" style:font-size-complex="12pt"/>
    </style:style>
    <style:style style:name="P32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28d501" style:font-size-asian="12pt" style:font-size-complex="12pt"/>
    </style:style>
    <style:style style:name="P33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010890d" officeooo:paragraph-rsid="0010890d" style:font-size-asian="12pt" style:font-size-complex="12pt"/>
    </style:style>
    <style:style style:name="P34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efb2c4" officeooo:paragraph-rsid="01efb2c4" style:font-size-asian="12pt" style:font-size-complex="12pt"/>
    </style:style>
    <style:style style:name="P35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paragraph-rsid="000b1e10" style:font-size-asian="12pt" style:font-size-complex="12pt"/>
    </style:style>
    <style:style style:name="P36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officeooo:paragraph-rsid="020750c9"/>
    </style:style>
    <style:style style:name="P37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officeooo:rsid="020750c9" officeooo:paragraph-rsid="020750c9"/>
    </style:style>
    <style:style style:name="P38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750c9" officeooo:paragraph-rsid="020750c9" style:font-style-asian="normal" style:font-weight-asian="normal" style:font-style-complex="normal" style:font-weight-complex="normal"/>
    </style:style>
    <style:style style:name="P39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8368c" officeooo:paragraph-rsid="0208368c" style:font-style-asian="normal" style:font-weight-asian="normal" style:font-style-complex="normal" style:font-weight-complex="normal"/>
    </style:style>
    <style:style style:name="P40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cd7f" officeooo:paragraph-rsid="0203cd7f" style:font-style-asian="normal" style:font-weight-asian="normal" style:font-style-complex="normal" style:font-weight-complex="normal"/>
    </style:style>
    <style:style style:name="P41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5a2fa" officeooo:paragraph-rsid="0205a2fa" style:font-style-asian="normal" style:font-weight-asian="normal" style:font-style-complex="normal" style:font-weight-complex="normal"/>
    </style:style>
    <style:style style:name="P42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fdb186" officeooo:paragraph-rsid="0203cd7f" style:font-style-asian="normal" style:font-weight-asian="normal" style:font-style-complex="normal" style:font-weight-complex="normal"/>
    </style:style>
    <style:style style:name="P43" style:family="paragraph" style:parent-style-name="Text_20_body" style:list-style-name="L4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93e2" officeooo:paragraph-rsid="020393e2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cd7f" officeooo:paragraph-rsid="0203cd7f" style:font-weight-asian="normal" style:font-weight-complex="normal"/>
    </style:style>
    <style:style style:name="P45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203cd7f" style:font-style-asian="normal" style:font-style-complex="normal"/>
    </style:style>
    <style:style style:name="P46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202a15d" style:font-style-asian="normal" style:font-style-complex="normal"/>
    </style:style>
    <style:style style:name="P47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1fdb186" style:font-style-asian="normal" style:font-style-complex="normal"/>
    </style:style>
    <style:style style:name="P48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202a15d" officeooo:paragraph-rsid="0202a15d" style:font-style-asian="normal" style:font-style-complex="normal"/>
    </style:style>
    <style:style style:name="P49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20393e2" officeooo:paragraph-rsid="020393e2"/>
    </style:style>
    <style:style style:name="P50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ffa439" officeooo:paragraph-rsid="0202a15d"/>
    </style:style>
    <style:style style:name="P51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ffa439" officeooo:paragraph-rsid="01ffa439"/>
    </style:style>
    <style:style style:name="T1" style:family="text">
      <style:text-properties fo:font-variant="normal" fo:text-transform="none" fo:letter-spacing="normal" fo:font-style="normal" officeooo:rsid="00503c66" fo:background-color="#ffffff" loext:char-shading-value="0" loext:padding="0in" loext:border="none"/>
    </style:style>
    <style:style style:name="T2" style:family="text">
      <style:text-properties fo:font-variant="normal" fo:text-transform="none" fo:letter-spacing="normal" fo:font-style="normal" fo:background-color="#ffffff" loext:char-shading-value="0" loext:padding="0in" loext:border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1737cf" style:font-weight-asian="bold" style:font-weight-complex="bold"/>
    </style:style>
    <style:style style:name="T5" style:family="text">
      <style:text-properties style:font-name="Liberation Serif" fo:font-weight="bold" officeooo:rsid="0115c1f9" style:font-weight-asian="bold" style:font-weight-complex="bold"/>
    </style:style>
    <style:style style:name="T6" style:family="text">
      <style:text-properties style:font-name="Liberation Serif" fo:font-weight="bold" officeooo:rsid="013f1538" style:font-weight-asian="bold" style:font-weight-complex="bold"/>
    </style:style>
    <style:style style:name="T7" style:family="text">
      <style:text-properties style:font-name="Liberation Serif" officeooo:rsid="001737cf"/>
    </style:style>
    <style:style style:name="T8" style:family="text">
      <style:text-properties style:font-name="Liberation Serif" fo:font-style="italic" officeooo:rsid="001737cf" style:font-style-asian="italic" style:font-style-complex="italic"/>
    </style:style>
    <style:style style:name="T9" style:family="text">
      <style:text-properties style:font-name="Liberation Serif" fo:font-style="italic" officeooo:rsid="0117f6cd" style:font-style-asian="italic" style:font-style-complex="italic"/>
    </style:style>
    <style:style style:name="T10" style:family="text">
      <style:text-properties style:font-name="Liberation Serif" fo:font-style="italic" officeooo:rsid="014d92dc" style:font-style-asian="italic" style:font-style-complex="italic"/>
    </style:style>
    <style:style style:name="T11" style:family="text">
      <style:text-properties style:font-name="Liberation Serif" fo:font-style="italic" officeooo:rsid="01bc47c9" style:font-style-asian="italic" style:font-style-complex="italic"/>
    </style:style>
    <style:style style:name="T12" style:family="text">
      <style:text-properties style:font-name="Liberation Serif" fo:font-style="italic" officeooo:rsid="01e68b30" style:font-style-asian="italic" style:font-style-complex="italic"/>
    </style:style>
    <style:style style:name="T13" style:family="text">
      <style:text-properties style:font-name="Liberation Serif" fo:font-style="italic" officeooo:rsid="01bc6a0d" style:font-style-asian="italic" style:font-style-complex="italic"/>
    </style:style>
    <style:style style:name="T14" style:family="text">
      <style:text-properties style:font-name="Liberation Serif" fo:font-style="italic" officeooo:rsid="010d49aa" style:font-style-asian="italic" style:font-style-complex="italic"/>
    </style:style>
    <style:style style:name="T15" style:family="text">
      <style:text-properties style:font-name="Liberation Serif" fo:font-style="italic" officeooo:rsid="01f4bc9f" style:font-style-asian="italic" style:font-style-complex="italic"/>
    </style:style>
    <style:style style:name="T16" style:family="text">
      <style:text-properties style:font-name="Liberation Serif" fo:font-style="italic" officeooo:rsid="01f86b8b" style:font-style-asian="italic" style:font-style-complex="italic"/>
    </style:style>
    <style:style style:name="T1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20750c9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1f8f588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208368c" style:font-style-asian="normal" style:font-weight-asian="normal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15c1f9" style:font-weight-asian="bold" style:font-weight-complex="bold"/>
    </style:style>
    <style:style style:name="T23" style:family="text">
      <style:text-properties officeooo:rsid="012ce25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116cc48" style:font-style-asian="italic" style:font-style-complex="italic"/>
    </style:style>
    <style:style style:name="T26" style:family="text">
      <style:text-properties fo:font-style="italic" officeooo:rsid="0117f6cd" style:font-style-asian="italic" style:font-style-complex="italic"/>
    </style:style>
    <style:style style:name="T27" style:family="text">
      <style:text-properties fo:font-style="italic" officeooo:rsid="010d49aa" style:font-style-asian="italic" style:font-style-complex="italic"/>
    </style:style>
    <style:style style:name="T28" style:family="text">
      <style:text-properties fo:font-style="italic" officeooo:rsid="01319096" style:font-style-asian="italic" style:font-style-complex="italic"/>
    </style:style>
    <style:style style:name="T29" style:family="text">
      <style:text-properties fo:font-style="italic" officeooo:rsid="014d92dc" style:font-style-asian="italic" style:font-style-complex="italic"/>
    </style:style>
    <style:style style:name="T30" style:family="text">
      <style:text-properties fo:font-style="italic" officeooo:rsid="013f1538" style:font-style-asian="italic" style:font-style-complex="italic"/>
    </style:style>
    <style:style style:name="T31" style:family="text">
      <style:text-properties fo:font-style="italic" officeooo:rsid="011b18c1" style:font-style-asian="italic" style:font-style-complex="italic"/>
    </style:style>
    <style:style style:name="T32" style:family="text">
      <style:text-properties fo:font-style="italic" officeooo:rsid="0140c6de" style:font-style-asian="italic" style:font-style-complex="italic"/>
    </style:style>
    <style:style style:name="T33" style:family="text">
      <style:text-properties fo:font-style="italic" officeooo:rsid="018429ef" style:font-style-asian="italic" style:font-style-complex="italic"/>
    </style:style>
    <style:style style:name="T34" style:family="text">
      <style:text-properties fo:font-style="italic" officeooo:rsid="01bc6a0d" style:font-style-asian="italic" style:font-style-complex="italic"/>
    </style:style>
    <style:style style:name="T35" style:family="text">
      <style:text-properties fo:font-style="italic" officeooo:rsid="01dcfda5" style:font-style-asian="italic" style:font-style-complex="italic"/>
    </style:style>
    <style:style style:name="T36" style:family="text">
      <style:text-properties fo:font-style="italic" officeooo:rsid="01dd0c7b" style:font-style-asian="italic" style:font-style-complex="italic"/>
    </style:style>
    <style:style style:name="T37" style:family="text">
      <style:text-properties fo:font-style="italic" officeooo:rsid="01f86b8b" style:font-style-asian="italic" style:font-style-complex="italic"/>
    </style:style>
    <style:style style:name="T38" style:family="text">
      <style:text-properties fo:font-style="italic" officeooo:rsid="01f8f588" style:font-style-asian="italic" style:font-style-complex="italic"/>
    </style:style>
    <style:style style:name="T39" style:family="text">
      <style:text-properties fo:font-style="italic" officeooo:rsid="020393e2" style:font-style-asian="italic" style:font-style-complex="italic"/>
    </style:style>
    <style:style style:name="T40" style:family="text">
      <style:text-properties officeooo:rsid="013f1538"/>
    </style:style>
    <style:style style:name="T41" style:family="text">
      <style:text-properties officeooo:rsid="014fe576"/>
    </style:style>
    <style:style style:name="T42" style:family="text">
      <style:text-properties officeooo:rsid="01504483"/>
    </style:style>
    <style:style style:name="T43" style:family="text">
      <style:text-properties officeooo:rsid="0152d464"/>
    </style:style>
    <style:style style:name="T44" style:family="text">
      <style:text-properties officeooo:rsid="0155d4af"/>
    </style:style>
    <style:style style:name="T45" style:family="text">
      <style:text-properties officeooo:rsid="015627be"/>
    </style:style>
    <style:style style:name="T46" style:family="text">
      <style:text-properties officeooo:rsid="0158f1b0"/>
    </style:style>
    <style:style style:name="T47" style:family="text">
      <style:text-properties officeooo:rsid="015a969a"/>
    </style:style>
    <style:style style:name="T48" style:family="text">
      <style:text-properties officeooo:rsid="015c97f4"/>
    </style:style>
    <style:style style:name="T49" style:family="text">
      <style:text-properties officeooo:rsid="01650b8f"/>
    </style:style>
    <style:style style:name="T50" style:family="text">
      <style:text-properties fo:color="#000000" loext:opacity="100%" style:font-name="Liberation Serif" officeooo:rsid="012f4292"/>
    </style:style>
    <style:style style:name="T51" style:family="text">
      <style:text-properties fo:color="#000000" loext:opacity="100%" style:font-name="Liberation Serif" officeooo:rsid="0168ed34"/>
    </style:style>
    <style:style style:name="T52" style:family="text">
      <style:text-properties fo:color="#000000" loext:opacity="100%" style:font-name="Liberation Serif" officeooo:rsid="016b5b48"/>
    </style:style>
    <style:style style:name="T53" style:family="text">
      <style:text-properties fo:color="#000000" loext:opacity="100%" style:font-name="Liberation Serif" officeooo:rsid="016f3b77"/>
    </style:style>
    <style:style style:name="T54" style:family="text">
      <style:text-properties fo:color="#000000" loext:opacity="100%" style:font-name="Liberation Serif" officeooo:rsid="01771ffb"/>
    </style:style>
    <style:style style:name="T55" style:family="text">
      <style:text-properties fo:color="#000000" loext:opacity="100%" style:font-name="Liberation Serif" officeooo:rsid="0178f9ab"/>
    </style:style>
    <style:style style:name="T56" style:family="text">
      <style:text-properties fo:color="#000000" loext:opacity="100%" style:font-name="Liberation Serif" officeooo:rsid="0208d351"/>
    </style:style>
    <style:style style:name="T57" style:family="text">
      <style:text-properties style:font-style-asian="normal" style:font-style-complex="normal"/>
    </style:style>
    <style:style style:name="T58" style:family="text">
      <style:text-properties officeooo:rsid="017c4f32" style:font-style-asian="normal" style:font-style-complex="normal"/>
    </style:style>
    <style:style style:name="T59" style:family="text">
      <style:text-properties officeooo:rsid="001737cf" style:font-style-asian="normal" style:font-style-complex="normal"/>
    </style:style>
    <style:style style:name="T60" style:family="text">
      <style:text-properties officeooo:rsid="01d40afe"/>
    </style:style>
    <style:style style:name="T61" style:family="text">
      <style:text-properties officeooo:rsid="0200df57"/>
    </style:style>
    <style:style style:name="T62" style:family="text">
      <style:text-properties officeooo:rsid="0202a15d"/>
    </style:style>
    <style:style style:name="T63" style:family="text">
      <style:text-properties officeooo:rsid="020393e2"/>
    </style:style>
    <style:style style:name="T64" style:family="text">
      <style:text-properties officeooo:rsid="0203cd7f"/>
    </style:style>
    <style:style style:name="T65" style:family="text">
      <style:text-properties officeooo:rsid="020bcdc2"/>
    </style:style>
    <style:style style:name="T66" style:family="text">
      <style:text-properties officeooo:rsid="020ca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SES KARIUKI KING’ORI</text:p>
      <text:p text:style-name="P4"><text:span text:style-name="T3">Phone: +254 712 010 370<text:tab/>email: </text:span><text:a xlink:type="simple" xlink:href="mailto:moseskariuki2119@gmail.com" text:style-name="Internet_20_link" text:visited-style-name="Visited_20_Internet_20_Link"><text:span text:style-name="T3">moseskariuki2119@gmail.com</text:span></text:a></text:p>
      <text:p text:style-name="P1"/>
      <text:p text:style-name="P2">Profile</text:p>
      <text:p text:style-name="P17"/>
      <text:p text:style-name="P15"><text:span text:style-name="T50">Hello! I am </text:span><text:span text:style-name="T51">Moses</text:span><text:span text:style-name="T50"> and I am a software engineer working on web applications and web infrastructure. I have </text:span><text:span text:style-name="T53">quite a wide array of roles that I have participated in</text:span><text:span text:style-name="T50">. </text:span><text:span text:style-name="T51">I have had positions in data analytics, web app development, database administration and system monitoring. I can help everywhere in the stack and I love wearing multiple hats to an extent. <text:s/>Although, I do think my most strongest skills are in software engineering and </text:span><text:span text:style-name="T52">database administration</text:span><text:span text:style-name="T51">. </text:span><text:span text:style-name="T54">Most of my roles utilized agile-like development processes. </text:span><text:span text:style-name="T55">These are the skills I have:</text:span></text:p>
      <text:list xml:id="list3989891563" text:style-name="L1">
        <text:list-item>
          <text:p text:style-name="P29">An open mind</text:p>
        </text:list-item>
        <text:list-item>
          <text:p text:style-name="P29"><text:span text:style-name="T41">6</text:span>+ years experience in web app development and product building</text:p>
        </text:list-item>
        <text:list-item>
          <text:p text:style-name="P29">Dedication to learning new languages and technologies</text:p>
        </text:list-item>
        <text:list-item>
          <text:p text:style-name="P30"><text:span text:style-name="T42">3</text:span>+ years experience with Golang (Web APIs)</text:p>
        </text:list-item>
        <text:list-item>
          <text:p text:style-name="P30"><text:span text:style-name="T43">5</text:span>+ years experience with building REST APIs</text:p>
        </text:list-item>
        <text:list-item>
          <text:p text:style-name="P30"><text:span text:style-name="T44">3</text:span>+ years with writing tests</text:p>
        </text:list-item>
        <text:list-item>
          <text:p text:style-name="P30"><text:span text:style-name="T45">5</text:span>+ years with MySQL and MariaDB</text:p>
        </text:list-item>
        <text:list-item>
          <text:p text:style-name="P30"><text:span text:style-name="T46">4</text:span>+ years with PostgreSQL</text:p>
        </text:list-item>
        <text:list-item>
          <text:p text:style-name="P31"><text:span text:style-name="T47">2</text:span>+ years with <text:span text:style-name="T40">CockroachDB</text:span></text:p>
        </text:list-item>
        <text:list-item>
          <text:p text:style-name="P33"><text:span text:style-name="T48">5</text:span><text:span text:style-name="T23">+ years with </text:span>Agile <text:span text:style-name="T23">development</text:span>.</text:p>
        </text:list-item>
        <text:list-item>
          <text:p text:style-name="P30">2+ years with developing PHP apps, though not interested in writing PHP code anymore :)</text:p>
        </text:list-item>
        <text:list-item>
          <text:p text:style-name="P34">1+ years with Javascript</text:p>
        </text:list-item>
        <text:list-item>
          <text:p text:style-name="P30">0.5 year with Kotlin <text:span text:style-name="T40">and Java</text:span></text:p>
        </text:list-item>
        <text:list-item>
          <text:p text:style-name="P32"><text:span text:style-name="T49">5</text:span>+ years of using Linux in development.</text:p>
          <text:p text:style-name="P35"/>
        </text:list-item>
      </text:list>
      <text:p text:style-name="P14"><text:span text:style-name="T60">Work e</text:span>xperience</text:p>
      <text:p text:style-name="P28"/>
      <text:p text:style-name="P7"><text:span text:style-name="T21">Software Engineer<text:tab/></text:span><text:tab/><text:tab/><text:tab/><text:tab/><text:tab/><text:tab/> <text:s text:c="4"/><text:span text:style-name="T37">February 2021 - </text:span><text:span text:style-name="T38">Current</text:span><text:span text:style-name="T24"> </text:span><text:s/></text:p>
      <text:p text:style-name="P22"><text:a xlink:type="simple" xlink:href="https://www.trendhim.com/" text:style-name="Internet_20_link" text:visited-style-name="Visited_20_Internet_20_Link"><text:span text:style-name="T37">Trendhim</text:span></text:a><text:span text:style-name="T24"> </text:span><text:span text:style-name="T28">(</text:span><text:span text:style-name="T37">e-Commerce</text:span><text:span text:style-name="T28">)</text:span><text:span text:style-name="T24"> – </text:span><text:span text:style-name="T37">Horsens, Denmark</text:span></text:p>
      <text:list xml:id="list1948994941" text:style-name="L2">
        <text:list-item>
          <text:p text:style-name="P36"><text:span text:style-name="T18">Participated in the development of the new system’</text:span><text:span text:style-name="T20">s</text:span><text:span text:style-name="T18"> microservices using Golang, Docker, Kubernetes, </text:span><text:span text:style-name="T19">Google Pubsub, CockroachDB, Cobra CLI </text:span><text:span text:style-name="T20">and</text:span><text:span text:style-name="T19"> Bazel for builds.</text:span></text:p>
        </text:list-item>
        <text:list-item>
          <text:p text:style-name="P37"><text:span text:style-name="T17">Took charge in writing migrations for Orders, Products and Product Categories using the Temporal Workflow engine </text:span><text:span text:style-name="T20">to a SaaS based eCommerce engine called Commercetools.</text:span></text:p>
        </text:list-item>
        <text:list-item>
          <text:p text:style-name="P38"><text:span text:style-name="T66">D</text:span>esign and develop microservices to aggregate product sale analytics</text:p>
        </text:list-item>
        <text:list-item>
          <text:p text:style-name="P39">Participated in code review</text:p>
        </text:list-item>
      </text:list>
      <text:p text:style-name="P25"/>
      <text:p text:style-name="P25"/>
      <text:p text:style-name="P8"><text:span text:style-name="T21">Software Engineer<text:tab/></text:span><text:tab/><text:tab/><text:tab/><text:tab/><text:tab/><text:tab/> <text:s text:c="4"/><text:span text:style-name="T24">August </text:span><text:span text:style-name="T34">2020</text:span><text:span text:style-name="T27"> – </text:span><text:span text:style-name="T37">February 2021</text:span><text:span text:style-name="T24"> </text:span><text:s/></text:p>
      <text:p text:style-name="P23"><text:soft-page-break/><text:a xlink:type="simple" xlink:href="https://ipayafrica.com/" text:style-name="Internet_20_link" text:visited-style-name="Visited_20_Internet_20_Link"><text:span text:style-name="T24">iPay Limited</text:span></text:a><text:span text:style-name="T24"> </text:span><text:span text:style-name="T28">(Payment </text:span><text:span text:style-name="T33">g</text:span><text:span text:style-name="T28">ateway)</text:span><text:span text:style-name="T24"> – Nairobi, Kenya</text:span></text:p>
      <text:list xml:id="list3451358735" text:style-name="L3">
        <text:list-item>
          <text:p text:style-name="P44"><text:span text:style-name="T59">P</text:span><text:span text:style-name="T57">articipated in developing a core service that unified APIs from Kenya, Uganda, Tanzania and Togo using Golang which made it easier to plug in new payment channels in those countries.</text:span></text:p>
        </text:list-item>
        <text:list-item>
          <text:p text:style-name="P40">Participated in writing integrations for consuming Cybersource card APIs.</text:p>
        </text:list-item>
        <text:list-item>
          <text:p text:style-name="P41">Developed a notification service for emails and SMSes with RabbitMQ as the queuing service.</text:p>
        </text:list-item>
        <text:list-item>
          <text:p text:style-name="P45">Developed payment gateway plugins for <text:s/>various e-commerce frameworks.</text:p>
        </text:list-item>
        <text:list-item>
          <text:p text:style-name="P45">Contributed to writing the payment gateway documentation.</text:p>
        </text:list-item>
        <text:list-item>
          <text:p text:style-name="P42">Handled support tickets from developers integrating with the payment gateway.</text:p>
        </text:list-item>
      </text:list>
      <text:p text:style-name="P26"/>
      <text:p text:style-name="P12"><text:span text:style-name="T4">Software Engineer<text:tab/></text:span><text:span text:style-name="T7"><text:tab/><text:tab/><text:tab/><text:tab/><text:tab/><text:tab/> <text:s text:c="16"/></text:span><text:span text:style-name="T15">April</text:span><text:span text:style-name="T12"> </text:span><text:span text:style-name="T13">2020</text:span><text:span text:style-name="T14"> – </text:span><text:span text:style-name="T16">Oct 2020</text:span><text:span text:style-name="T8"> </text:span><text:span text:style-name="T7"><text:s/></text:span></text:p>
      <text:p text:style-name="P23"><text:a xlink:type="simple" xlink:href="https://decred.org/" text:style-name="Internet_20_link" text:visited-style-name="Visited_20_Internet_20_Link"><text:span text:style-name="T35">Decred</text:span></text:a><text:span text:style-name="T24"> </text:span><text:span text:style-name="T28">(</text:span><text:span text:style-name="T39">Open source d</text:span><text:span text:style-name="T36">igital currency</text:span><text:span text:style-name="T28">)</text:span></text:p>
      <text:list xml:id="list551162835" text:style-name="L4">
        <text:list-item>
          <text:p text:style-name="P43">Participated on adding new features on Decred’s blocks explorer <text:span text:style-name="T64">especially on the data presentation using Postgres, Golang and StimulusJS</text:span></text:p>
        </text:list-item>
      </text:list>
      <text:p text:style-name="P25"/>
      <text:p text:style-name="P11"><text:span text:style-name="T4">Software Engineer </text:span><text:span text:style-name="T5">and </text:span><text:span text:style-name="T6">DBA</text:span><text:span text:style-name="T4"><text:tab/></text:span><text:span text:style-name="T7"><text:tab/><text:tab/><text:tab/><text:tab/><text:tab/> </text:span><text:span text:style-name="T10">August</text:span><text:span text:style-name="T8"> 201</text:span><text:span text:style-name="T9">9</text:span><text:span text:style-name="T8"> to </text:span><text:span text:style-name="T11">July 2020</text:span></text:p>
      <text:p text:style-name="P19"><text:a xlink:type="simple" xlink:href="https://tospay.net/" text:style-name="Internet_20_link" text:visited-style-name="Visited_20_Internet_20_Link"><text:span text:style-name="T30">Tospay Limited</text:span></text:a><text:span text:style-name="T31"> </text:span><text:span text:style-name="T32">(Payment gateway)</text:span><text:span text:style-name="T24">– Nairobi, Kenya</text:span></text:p>
      <text:list xml:id="list2274224227" text:style-name="L5">
        <text:list-item>
          <text:p text:style-name="P48">Participated in developing payment collection APIs.</text:p>
        </text:list-item>
        <text:list-item>
          <text:p text:style-name="P46">Participated in writing integrations to card processors and local mobile money providers.</text:p>
        </text:list-item>
        <text:list-item>
          <text:p text:style-name="P48">Led a project that facilitated integration of the payment <text:span text:style-name="T65">collection</text:span> APIs <text:span text:style-name="T63">to Truecaller payments app for the Nigeria market.</text:span></text:p>
        </text:list-item>
        <text:list-item>
          <text:p text:style-name="P49"><text:span text:style-name="T57">Facilitated the setup and managing of <text:s/>CockroachDB database clusters</text:span><text:span text:style-name="T58">.</text:span></text:p>
        </text:list-item>
      </text:list>
      <text:p text:style-name="P24"/>
      <text:p text:style-name="P6"><text:span text:style-name="T21">Software Engineer </text:span><text:span text:style-name="T22">and Data Analyst</text:span><text:span text:style-name="T21"><text:tab/></text:span><text:tab/><text:tab/><text:tab/><text:span text:style-name="T25">February</text:span><text:span text:style-name="T24"> 201</text:span><text:span text:style-name="T26">9</text:span><text:span text:style-name="T24"> to </text:span><text:span text:style-name="T29">July 2019</text:span></text:p>
      <text:p text:style-name="P20"><text:a xlink:type="simple" xlink:href="https://www.durantsmedia.co.ke/" text:style-name="Internet_20_link" text:visited-style-name="Visited_20_Internet_20_Link"><text:span text:style-name="T31">Durants Media</text:span></text:a><text:span text:style-name="T31"> </text:span><text:span text:style-name="T24">– Nairobi, Kenya</text:span></text:p>
      <text:list xml:id="list3422181708" text:style-name="L6">
        <text:list-item>
          <text:p text:style-name="P50">Developed a service that logs <text:span text:style-name="T61">time and date an advert appears in a video stream using Tensorflow Object Detection models.</text:span></text:p>
        </text:list-item>
        <text:list-item>
          <text:p text:style-name="P51">Wrote SQL queries for transforming <text:span text:style-name="T62">advertising </text:span>data <text:span text:style-name="T62">against the rate cards</text:span> into various forms, <text:span text:style-name="T62">and store that</text:span> data in data warehouse.</text:p>
        </text:list-item>
        <text:list-item>
          <text:p text:style-name="P51">Participated in the automation of generation of reports from the data warehouse using Targit.</text:p>
        </text:list-item>
      </text:list>
      <text:p text:style-name="P27"/>
      <text:p text:style-name="P5"><text:span text:style-name="T21">Software Engineer<text:tab/></text:span><text:tab/><text:tab/><text:tab/><text:tab/><text:tab/><text:tab/><text:span text:style-name="T24">August 201</text:span><text:span text:style-name="T27">6 – January 2019</text:span><text:span text:style-name="T24"> </text:span><text:s/></text:p>
      <text:p text:style-name="P21"><text:a xlink:type="simple" xlink:href="https://ipayafrica.com/" text:style-name="Internet_20_link" text:visited-style-name="Visited_20_Internet_20_Link"><text:span text:style-name="T24">iPay Limited</text:span></text:a><text:span text:style-name="T24"> </text:span><text:span text:style-name="T28">(Payment </text:span><text:span text:style-name="T33">g</text:span><text:span text:style-name="T28">ateway)</text:span><text:span text:style-name="T24"> – Nairobi, Kenya</text:span></text:p>
      <text:list xml:id="list75355490" text:style-name="L7">
        <text:list-item>
          <text:p text:style-name="P47">Participated in development of payment gateway APIs for Kenya, Uganda and Tanzania using PHP and Golang.</text:p>
        </text:list-item>
        <text:list-item>
          <text:p text:style-name="P47">Participated in writing integrations to card processors and local mobile money providers.</text:p>
        </text:list-item>
        <text:list-item>
          <text:p text:style-name="P47"><text:soft-page-break/>Developed a USSD application that consumes the payment gateway wallet APIs.</text:p>
        </text:list-item>
        <text:list-item>
          <text:p text:style-name="P47">Developed payment gateway plugins for <text:s/>various e-commerce frameworks.</text:p>
        </text:list-item>
        <text:list-item>
          <text:p text:style-name="P47">Contributed to writing the payment gateway documentation.</text:p>
        </text:list-item>
        <text:list-item>
          <text:p text:style-name="P47">Handled support tickets from developers integrating with the payment gateway.</text:p>
        </text:list-item>
      </text:list>
      <text:p text:style-name="P13"/>
      <text:p text:style-name="P16"><text:span text:style-name="T1">E</text:span><text:span text:style-name="T2">ducation</text:span></text:p>
      <text:p text:style-name="P18"/>
      <text:p text:style-name="P9">Bachelor of Science, Computer Science and Technology<text:tab/><text:tab/><text:tab/><text:tab/><text:tab/>2016</text:p>
      <text:p text:style-name="P10">Maseno Univers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31T16:59:28.142645618</meta:creation-date>
    <dc:date>2021-08-09T15:36:24.813147909</dc:date>
    <meta:editing-duration>PT23H6M22S</meta:editing-duration>
    <meta:editing-cycles>160</meta:editing-cycles>
    <meta:generator>LibreOffice/7.0.4.2$Linux_X86_64 LibreOffice_project/00$Build-2</meta:generator>
    <meta:document-statistic meta:table-count="0" meta:image-count="0" meta:object-count="0" meta:page-count="3" meta:paragraph-count="59" meta:word-count="638" meta:character-count="4159" meta:non-whitespace-character-count="3535"/>
  </office:meta>
</office:document-meta>
</file>